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51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9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148.5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 fo:border="0.06pt solid #0066b3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color="#ed1c24" fo:font-size="14pt" fo:font-weight="bold" style:font-size-asian="14pt" style:font-weight-asian="bold" style:font-size-complex="14pt" style:font-weight-complex="bold"/>
      <style:map style:condition="cell-content()&lt;0" style:apply-style-name="orange_20_background" style:base-cell-address="Sheet1.F9"/>
      <style:map style:condition="cell-content()&gt;0" style:apply-style-name="Untitled1" style:base-cell-address="Sheet1.F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One Neuron with 2 inputs</text:p>
          </table:table-cell>
          <table:table-cell table:style-name="ce2"/>
          <table:table-cell table:style-name="ce5"/>
          <table:table-cell table:style-name="ce3"/>
          <table:table-cell table:style-name="ce5"/>
          <table:table-cell table:number-columns-repeated="1019"/>
        </table:table-row>
        <table:table-row table:style-name="ro1">
          <table:table-cell/>
          <table:table-cell table:style-name="ce1"/>
          <table:table-cell table:style-name="ce5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table:style-name="ce5" office:value-type="string" calcext:value-type="string">
            <text:p>w1</text:p>
          </table:table-cell>
          <table:table-cell table:style-name="ce3" office:value-type="string" calcext:value-type="string">
            <text:p>x2</text:p>
          </table:table-cell>
          <table:table-cell table:style-name="ce5" office:value-type="string" calcext:value-type="string">
            <text:p>w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-0.69" calcext:value-type="float">
            <text:p>-0.6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-0.67" calcext:value-type="float">
            <text:p>-0.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 final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 calcext:value-type="string">
            <text:p>y</text:p>
          </table:table-cell>
          <table:table-cell table:style-name="ce8" table:formula="of:=([.B4]*[.C4]) + ([.D4]*[.E4])+[.C6]" office:value-type="float" office:value="-4.72" calcext:value-type="float">
            <text:p>-4.72</text:p>
          </table:table-cell>
          <table:table-cell table:style-name="ce8" table:formula="of:=[.D9]*[.C7]" office:value-type="float" office:value="9.44" calcext:value-type="float">
            <text:p>9.44</text:p>
          </table:table-cell>
          <table:table-cell table:style-name="ce9" table:formula="of:=TANH([.E9])" office:value-type="float" office:value="0.999999987365729" calcext:value-type="float">
            <text:p>0.999999987365729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9:Sheet1.F9">
            <calcext:condition calcext:apply-style-name="orange background" calcext:value="&lt;0" calcext:base-cell-address="Sheet1.F9"/>
            <calcext:condition calcext:apply-style-name="Untitled1" calcext:value="&gt;0" calcext:base-cell-address="Sheet1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aa61a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range_20_background" style:display-name="orange background" style:family="table-cell" style:parent-style-name="Default"/>
    <style:style style:name="Untitled1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5:36:25.524057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3:46:03.459511828</meta:creation-date>
    <dc:date>2019-06-12T15:37:18.269454566</dc:date>
    <meta:editing-duration>PT19H47M15S</meta:editing-duration>
    <meta:editing-cycles>5</meta:editing-cycles>
    <meta:generator>LibreOffice/5.4.0.3$MacOSX_X86_64 LibreOffice_project/7556cbc6811c9d992f4064ab9287069087d7f62c</meta:generator>
    <meta:document-statistic meta:table-count="1" meta:cell-count="17" meta:object-count="0"/>
  </office:meta>
</office:document-meta>
</file>